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0aeb" officeooo:paragraph-rsid="00050aeb" style:font-weight-asian="bold" style:font-weight-complex="bold"/>
    </style:style>
    <style:style style:name="P2" style:family="paragraph" style:parent-style-name="Standard">
      <style:text-properties fo:font-weight="bold" officeooo:rsid="000592d1" officeooo:paragraph-rsid="00050aeb" style:font-weight-asian="bold" style:font-weight-complex="bold"/>
    </style:style>
    <style:style style:name="P3" style:family="paragraph" style:parent-style-name="Standard">
      <style:text-properties fo:font-weight="bold" officeooo:rsid="000df768" officeooo:paragraph-rsid="000df768" style:font-weight-asian="bold" style:font-weight-complex="bold"/>
    </style:style>
    <style:style style:name="P4" style:family="paragraph" style:parent-style-name="Standard">
      <style:text-properties fo:font-weight="bold" officeooo:rsid="001f543f" officeooo:paragraph-rsid="001f543f" style:font-weight-asian="bold" style:font-weight-complex="bold"/>
    </style:style>
    <style:style style:name="P5" style:family="paragraph" style:parent-style-name="Standard">
      <style:text-properties fo:font-weight="normal" officeooo:rsid="00050aeb" officeooo:paragraph-rsid="00050aeb" style:font-weight-asian="normal" style:font-weight-complex="normal"/>
    </style:style>
    <style:style style:name="P6" style:family="paragraph" style:parent-style-name="Standard">
      <style:text-properties fo:font-weight="normal" officeooo:rsid="00077175" officeooo:paragraph-rsid="00077175" style:font-weight-asian="normal" style:font-weight-complex="normal"/>
    </style:style>
    <style:style style:name="P7" style:family="paragraph" style:parent-style-name="Standard">
      <style:text-properties fo:font-weight="normal" officeooo:rsid="000a72ea" officeooo:paragraph-rsid="000a72ea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df768" officeooo:paragraph-rsid="000df768" style:font-weight-asian="normal" style:font-weight-complex="normal"/>
    </style:style>
    <style:style style:name="P9" style:family="paragraph" style:parent-style-name="Standard">
      <style:text-properties fo:font-weight="normal" officeooo:rsid="0010554f" officeooo:paragraph-rsid="0010554f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10554f" officeooo:paragraph-rsid="0010554f" style:font-weight-asian="normal" style:font-weight-complex="normal"/>
    </style:style>
    <style:style style:name="P11" style:family="paragraph" style:parent-style-name="Standard">
      <style:text-properties fo:font-weight="normal" officeooo:rsid="0010d006" officeooo:paragraph-rsid="0010d006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10d006" officeooo:paragraph-rsid="0010d006" style:font-weight-asian="normal" style:font-weight-complex="normal"/>
    </style:style>
    <style:style style:name="P13" style:family="paragraph" style:parent-style-name="Standard">
      <style:text-properties fo:font-weight="normal" officeooo:rsid="001147db" officeooo:paragraph-rsid="001147db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1147db" officeooo:paragraph-rsid="0016f014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16f014" officeooo:paragraph-rsid="0016f014" style:font-weight-asian="normal" style:font-weight-complex="normal"/>
    </style:style>
    <style:style style:name="P16" style:family="paragraph" style:parent-style-name="Standard">
      <style:text-properties fo:font-weight="normal" officeooo:rsid="001f543f" officeooo:paragraph-rsid="001f543f" style:font-weight-asian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d629f" officeooo:paragraph-rsid="001d629f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f543f" officeooo:paragraph-rsid="001f543f" style:font-weight-asian="bold" style:font-weight-complex="bold"/>
    </style:style>
    <style:style style:name="P1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050aeb" officeooo:paragraph-rsid="00050ae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7416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efeb2" style:font-style-asian="normal" style:font-style-complex="normal"/>
    </style:style>
    <style:style style:name="T6" style:family="text">
      <style:text-properties fo:font-style="normal" officeooo:rsid="000f3301" style:font-style-asian="normal" style:font-style-complex="normal"/>
    </style:style>
    <style:style style:name="T7" style:family="text">
      <style:text-properties fo:font-style="normal" officeooo:rsid="0014456b" style:font-style-asian="normal" style:font-style-complex="normal"/>
    </style:style>
    <style:style style:name="T8" style:family="text">
      <style:text-properties fo:font-style="normal" officeooo:rsid="00166a70" style:font-style-asian="normal" style:font-style-complex="normal"/>
    </style:style>
    <style:style style:name="T9" style:family="text">
      <style:text-properties fo:font-style="normal" officeooo:rsid="0018c13a" style:font-style-asian="normal" style:font-style-complex="normal"/>
    </style:style>
    <style:style style:name="T10" style:family="text">
      <style:text-properties fo:font-style="normal" officeooo:rsid="001d629f" style:font-style-asian="normal" style:font-style-complex="normal"/>
    </style:style>
    <style:style style:name="T11" style:family="text">
      <style:text-properties fo:font-style="normal" fo:font-weight="bold" officeooo:rsid="000f3301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166a70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18c13a" style:font-style-asian="normal" style:font-weight-asian="bold" style:font-style-complex="normal" style:font-weight-complex="bold"/>
    </style:style>
    <style:style style:name="T14" style:family="text">
      <style:text-properties fo:font-style="normal" style:text-underline-style="solid" style:text-underline-width="auto" style:text-underline-color="font-color" fo:font-weight="bold" officeooo:rsid="0018c13a" style:font-style-asian="normal" style:font-weight-asian="bold" style:font-style-complex="normal" style:font-weight-complex="bold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officeooo:rsid="0015e1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Notes on MongoDB course by Stephen Grider</text:p>
      <text:p text:style-name="P5">Notes will be below.</text:p>
      <text:p text:style-name="P5"/>
      <text:p text:style-name="P1">Installation </text:p>
      <text:p text:style-name="P1"><text:span text:style-name="T1">Install MongoDB from their site, community edition.</text:span></text:p>
      <text:p text:style-name="P1"><text:span text:style-name="T1">Install RoboMongo to access mongoDB data easier. </text:span><text:span text:style-name="T2">This cannot be downloaded through the terminal. It must be downloaded as a package first, then installed manually.</text:span></text:p>
      <text:p text:style-name="P1"><text:span text:style-name="T1"/></text:p>
      <text:p text:style-name="P2">Notes on <text:span text:style-name="T17">Javascript </text:span>Promises (ES2016)</text:p>
      <text:p text:style-name="P6">A promise has 3 states: <text:span text:style-name="T3">resolved, unresolved, and reject:</text:span></text:p>
      <text:p text:style-name="P6"><text:span text:style-name="T3"><text:tab/>- unresolved : </text:span><text:span text:style-name="T4">waiting for something to be finished.<text:tab/></text:span></text:p>
      <text:p text:style-name="P6"><text:span text:style-name="T3"><text:tab/>- resolved : </text:span><text:span text:style-name="T4">something was completed.</text:span></text:p>
      <text:p text:style-name="P6"><text:span text:style-name="T3"><text:tab/>- reject : </text:span><text:span text:style-name="T4">something went bad</text:span></text:p>
      <text:p text:style-name="P7"><text:span text:style-name="T4"/></text:p>
      <text:p text:style-name="P3"><text:span text:style-name="T4">Information on MongoDB</text:span></text:p>
      <text:list xml:id="list3694476393" text:style-name="L2">
        <text:list-item>
          <text:p text:style-name="P12"><text:span text:style-name="T4">NoSQL database, industry standard.</text:span></text:p>
        </text:list-item>
      </text:list>
      <text:p text:style-name="P11"><text:span text:style-name="T4"/></text:p>
      <text:list xml:id="list3910449911" text:style-name="L1">
        <text:list-item>
          <text:p text:style-name="P8"><text:span text:style-name="T4">This is used to store persistent data. </text:span><text:span text:style-name="T5">It communicates with the node web server using Mongoose, a companion part. </text:span><text:span text:style-name="T11">Node will be used to lockdown security through mongoDB. </text:span></text:p>
        </text:list-item>
        <text:list-item>
          <text:p text:style-name="P10"><text:span text:style-name="T6">S</text:span><text:span text:style-name="T4">imple flow of data: </text:span></text:p>
          <text:list>
            <text:list-item>
              <text:p text:style-name="P10"><text:span text:style-name="T4">browser data → node.js → mongoose → mongo</text:span></text:p>
            </text:list-item>
            <text:list-item>
              <text:p text:style-name="P10"><text:span text:style-name="T4">mobile app → node.js → mongoose → mongo</text:span></text:p>
            </text:list-item>
          </text:list>
        </text:list-item>
        <text:list-item>
          <text:p text:style-name="P14"><text:span text:style-name="T4">You can run multiple databases in 1 mongoDB server, </text:span><text:span text:style-name="T7">with each DB including multiple collections.</text:span></text:p>
        </text:list-item>
        <text:list-item>
          <text:p text:style-name="P14"><text:span text:style-name="T12">Schema of a DB </text:span><text:span text:style-name="T8">: the way data is stored with relationships thought ahead of time.</text:span></text:p>
        </text:list-item>
        <text:list-item>
          <text:p text:style-name="P15"><text:span text:style-name="T8">C</text:span><text:span text:style-name="T4">RUD – Create, Read, Update, Destroy. These are the simple operations in MongoDB</text:span></text:p>
        </text:list-item>
      </text:list>
      <text:p text:style-name="P9"><text:span text:style-name="T4"/></text:p>
      <text:p text:style-name="P13"><text:span text:style-name="T4"><text:s/></text:span><text:span text:style-name="T14">Mongoose</text:span><text:span text:style-name="T13"> </text:span><text:span text:style-name="T9">is a very </text:span><text:span text:style-name="T13">nice API that allows us to interact with MongoDB</text:span><text:span text:style-name="T9"> effectively. </text:span><text:span text:style-name="T10">It is a javascript package. </text:span></text:p>
      <text:p text:style-name="P13"><text:span text:style-name="T10"/></text:p>
      <text:p text:style-name="P17"><text:span text:style-name="T4">Mocha Framework - <text:s/></text:span><text:span text:style-name="T15"><text:s/>It is a testing framework. </text:span></text:p>
      <text:p text:style-name="P4"><text:span text:style-name="T4"/></text:p>
      <text:p text:style-name="P4"><text:span text:style-name="T4"/></text:p>
      <text:p text:style-name="P4"><text:span text:style-name="T4">Creating MongoDB Schemas</text:span></text:p>
      <text:p text:style-name="P16"><text:span text:style-name="T4">A schema is the way the database will store data: stores only name, stores name, DOB, SSN, e.g.</text:span></text:p>
      <text:p text:style-name="P18"><text:span text:style-name="T4">User Model </text:span><text:span text:style-name="T16"><text:s/>: represents the way single instances of data will be stored. Exampleis schema showing a usermodel with only name to represent users.</text:span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oft-page-break/><text:span text:style-name="T9"/></text:p>
      <text:p text:style-name="P13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0:24:35.863679969</meta:creation-date>
    <dc:date>2019-02-21T02:45:09.821620059</dc:date>
    <meta:editing-duration>PT2H20M28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2" meta:paragraph-count="24" meta:word-count="257" meta:character-count="1517" meta:non-whitespace-character-count="1278"/>
  </office:meta>
</office:document-meta>
</file>